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3.E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3.G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3.F2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3.F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3.E2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3.E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3.G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3.F2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3.F2"/>
    </style:style>
    <style:style style:name="ce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3.E2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3.E2"/>
    </style:style>
    <style:style style:name="ce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3.G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3.F2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3.F2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3.E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3.E2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3.G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3.F2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3.F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3.E2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3.E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3.G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3.F2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3.F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3.E2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3.E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3.G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3.F2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3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3.E2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3.E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3.G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3.F2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3.F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3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3.E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3.G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3.F2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3.F2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3.E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3.E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3.G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3.F2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3.F2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3.E2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4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4.G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4.F2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4.F2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4.E2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4.E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4.G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4.F2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4.F2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4.E2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4.E2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4.G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4.F2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4.F2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4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3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3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3.G2">
          <table:help-message table:display="true"/>
          <table:error-message table:display="true"/>
        </table:content-validation>
        <table:content-validation table:name="val8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F2])" table:base-cell-address="May_2023.G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W2])" table:base-cell-address="May_2023.Y2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4" table:condition="of:cell-content-is-in-list([.#REF!])" table:base-cell-address="May_2023.C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3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3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3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3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3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3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3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3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3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3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3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3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3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3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3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3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3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3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3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3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3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4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4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4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4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4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4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4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4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4.C2">
          <table:help-message table:display="true"/>
          <table:error-message table:display="true"/>
        </table:content-validation>
      </table:content-validations>
      <table:table table:name="April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8" table:content-validation-name="val2" table:style-name="ce21">
            <text:p>8.00</text:p>
          </table:table-cell>
          <table:table-cell office:value-type="float" office:value="8" table:content-validation-name="val7" table:style-name="ce20">
            <text:p>8.00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7" table:style-name="ce20">
            <text:p>4.00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.625" table:content-validation-name="val7" table:style-name="ce20">
            <text:p>13.63</text:p>
          </table:table-cell>
          <table:table-cell office:value-type="float" office:value="21" table:content-validation-name="val2" table:style-name="ce21">
            <text:p>21.00</text:p>
          </table:table-cell>
          <table:table-cell office:value-type="float" office:value="20.102439024390243" table:content-validation-name="val7" table:style-name="ce20">
            <text:p>20.10</text:p>
          </table:table-cell>
          <table:table-cell office:value-type="float" office:value="5" table:content-validation-name="val2" table:style-name="ce21">
            <text:p>5.00</text:p>
          </table:table-cell>
          <table:table-cell office:value-type="float" office:value="5" table:content-validation-name="val7" table:style-name="ce20">
            <text:p>5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52" table:formula="of:=SUM([.F2];[.H2];[.J2];[.L2];[.N2];[.P2])" table:content-validation-name="val3" table:style-name="ce10">
            <text:p>52</text:p>
          </table:table-cell>
          <table:table-cell office:value-type="float" office:value="50.727439024390243" table:formula="of:=SUM([.G2];[.I2];[.K2];[.M2];[.O2];[.Q2])" table:content-validation-name="val3" table:style-name="ce10">
            <text:p>51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3" table:style-name="ce14">
            <text:p>52</text:p>
          </table:table-cell>
          <table:table-cell office:value-type="float" office:value="50.727439024390243" table:formula="of:=[.S2]+[.AA2]" table:content-validation-name="val3" table:style-name="ce14">
            <text:p>51</text:p>
          </table:table-cell>
          <table:table-cell office:value-type="currency" office:value="209983.94" table:content-validation-name="val4" table:style-name="ce15">
            <text:p>£209,983.94</text:p>
          </table:table-cell>
          <table:table-cell office:value-type="currency" office:value="7696.56" table:content-validation-name="val4" table:style-name="ce15">
            <text:p>£7,696.56</text:p>
          </table:table-cell>
          <table:table-cell office:value-type="currency" office:value="3300" table:content-validation-name="val4" table:style-name="ce15">
            <text:p>£3,300.00</text:p>
          </table:table-cell>
          <table:table-cell office:value-type="currency" office:value="1351.18" table:content-validation-name="val4" table:style-name="ce15">
            <text:p>£1,351.18</text:p>
          </table:table-cell>
          <table:table-cell office:value-type="currency" office:value="51268.47" table:content-validation-name="val4" table:style-name="ce15">
            <text:p>£51,268.47</text:p>
          </table:table-cell>
          <table:table-cell office:value-type="currency" office:value="24875.69" table:content-validation-name="val4" table:style-name="ce15">
            <text:p>£24,875.69</text:p>
          </table:table-cell>
          <table:table-cell office:value-type="currency" office:value="298475.84000000003" table:formula="of:=SUM([.AE2:.AJ2])" table:style-name="ce16">
            <text:p>£298,475.84</text:p>
          </table:table-cell>
          <table:table-cell office:value-type="currency" office:value="933.25" table:content-validation-name="val4" table:style-name="ce17">
            <text:p>£933.25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933.25" table:formula="of:=SUM([.AL2:.AM2])" table:style-name="ce18">
            <text:p>£933.25</text:p>
          </table:table-cell>
          <table:table-cell office:value-type="currency" office:value="299409.09000000003" table:formula="of:=SUM([.AN2];[.AK2])" table:style-name="ce16">
            <text:p>£299,409.0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40" table:content-validation-name="val2" table:style-name="ce21">
            <text:p>40.00</text:p>
          </table:table-cell>
          <table:table-cell office:value-type="float" office:value="37.809009009009017" table:content-validation-name="val7" table:style-name="ce20">
            <text:p>37.81</text:p>
          </table:table-cell>
          <table:table-cell office:value-type="float" office:value="351" table:content-validation-name="val2" table:style-name="ce21">
            <text:p>351.00</text:p>
          </table:table-cell>
          <table:table-cell office:value-type="float" office:value="337.15773273273271" table:content-validation-name="val7" table:style-name="ce20">
            <text:p>337.16</text:p>
          </table:table-cell>
          <table:table-cell office:value-type="float" office:value="297" table:content-validation-name="val2" table:style-name="ce21">
            <text:p>297.00</text:p>
          </table:table-cell>
          <table:table-cell office:value-type="float" office:value="290.42147147147148" table:content-validation-name="val7" table:style-name="ce20">
            <text:p>290.42</text:p>
          </table:table-cell>
          <table:table-cell office:value-type="float" office:value="1781" table:content-validation-name="val2" table:style-name="ce21">
            <text:p>1781.00</text:p>
          </table:table-cell>
          <table:table-cell office:value-type="float" office:value="1638.1016194766162" table:content-validation-name="val7" table:style-name="ce20">
            <text:p>1638.10</text:p>
          </table:table-cell>
          <table:table-cell office:value-type="float" office:value="214" table:content-validation-name="val2" table:style-name="ce21">
            <text:p>214.00</text:p>
          </table:table-cell>
          <table:table-cell office:value-type="float" office:value="202.24204204204204" table:content-validation-name="val7" table:style-name="ce20">
            <text:p>202.24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83" table:formula="of:=SUM([.F3];[.H3];[.J3];[.L3];[.N3];[.P3])" table:content-validation-name="val3" table:style-name="ce10">
            <text:p>2,683</text:p>
          </table:table-cell>
          <table:table-cell office:value-type="float" office:value="2505.7318747318714" table:formula="of:=SUM([.G3];[.I3];[.K3];[.M3];[.O3];[.Q3])" table:content-validation-name="val3" table:style-name="ce10">
            <text:p>2,506</text:p>
          </table:table-cell>
          <table:table-cell office:value-type="float" office:value="128" table:content-validation-name="val5" table:style-name="ce22">
            <text:p>128</text:p>
          </table:table-cell>
          <table:table-cell office:value-type="float" office:value="125.30810810810812" table:content-validation-name="val7" table:style-name="ce20">
            <text:p>125.31</text:p>
          </table:table-cell>
          <table:table-cell office:value-type="float" office:value="241" table:content-validation-name="val5" table:style-name="ce22">
            <text:p>241</text:p>
          </table:table-cell>
          <table:table-cell office:value-type="float" office:value="237.83178893178891" table:content-validation-name="val7" table:style-name="ce20">
            <text:p>237.83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369" table:formula="of:=SUM([.T3];[.V3];[.X3])" table:style-name="ce12">
            <text:p>369</text:p>
          </table:table-cell>
          <table:table-cell office:value-type="float" office:value="363.13989703989705" table:formula="of:=SUM([.U3];[.W3];[.Y3])" table:style-name="ce12">
            <text:p>363</text:p>
          </table:table-cell>
          <table:table-cell office:value-type="float" office:value="0" table:style-name="ce13">
            <text:p>0</text:p>
          </table:table-cell>
          <table:table-cell office:value-type="float" office:value="3052" table:formula="of:=[.R3]+[.Z3]" table:content-validation-name="val3" table:style-name="ce14">
            <text:p>3,052</text:p>
          </table:table-cell>
          <table:table-cell office:value-type="float" office:value="2868.8717717717682" table:formula="of:=[.S3]+[.AA3]" table:content-validation-name="val3" table:style-name="ce14">
            <text:p>2,869</text:p>
          </table:table-cell>
          <table:table-cell office:value-type="currency" office:value="11484215.609999999" table:content-validation-name="val4" table:style-name="ce15">
            <text:p>£11,484,215.61</text:p>
          </table:table-cell>
          <table:table-cell office:value-type="currency" office:value="46723.33" table:content-validation-name="val4" table:style-name="ce15">
            <text:p>£46,723.33</text:p>
          </table:table-cell>
          <table:table-cell office:value-type="currency" office:value="139200" table:content-validation-name="val4" table:style-name="ce15">
            <text:p>£139,200.00</text:p>
          </table:table-cell>
          <table:table-cell office:value-type="currency" office:value="318004.05" table:content-validation-name="val4" table:style-name="ce15">
            <text:p>£318,004.05</text:p>
          </table:table-cell>
          <table:table-cell office:value-type="currency" office:value="3216814.68" table:content-validation-name="val4" table:style-name="ce15">
            <text:p>£3,216,814.68</text:p>
          </table:table-cell>
          <table:table-cell office:value-type="currency" office:value="1368879.65" table:content-validation-name="val4" table:style-name="ce15">
            <text:p>£1,368,879.65</text:p>
          </table:table-cell>
          <table:table-cell office:value-type="currency" office:value="16573837.32" table:formula="of:=SUM([.AE3:.AJ3])" table:style-name="ce16">
            <text:p>£16,573,837.32</text:p>
          </table:table-cell>
          <table:table-cell office:value-type="currency" office:value="1137595.24" table:content-validation-name="val4" table:style-name="ce17">
            <text:p>£1,137,595.24</text:p>
          </table:table-cell>
          <table:table-cell office:value-type="currency" office:value="15510.85" table:content-validation-name="val4" table:style-name="ce17">
            <text:p>£15,510.85</text:p>
          </table:table-cell>
          <table:table-cell office:value-type="currency" office:value="1153106.0900000001" table:formula="of:=SUM([.AL3:.AM3])" table:style-name="ce18">
            <text:p>£1,153,106.09</text:p>
          </table:table-cell>
          <table:table-cell office:value-type="currency" office:value="17726943.41" table:formula="of:=SUM([.AN3];[.AK3])" table:style-name="ce16">
            <text:p>£17,726,943.41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2" table:content-validation-name="val2" table:style-name="ce21">
            <text:p>2.00</text:p>
          </table:table-cell>
          <table:table-cell office:value-type="float" office:value="2" table:content-validation-name="val7" table:style-name="ce20">
            <text:p>2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0.88888888888888895" table:content-validation-name="val7" table:style-name="ce20">
            <text:p>0.89</text:p>
          </table:table-cell>
          <table:table-cell office:value-type="float" office:value="20" table:content-validation-name="val2" table:style-name="ce21">
            <text:p>20.00</text:p>
          </table:table-cell>
          <table:table-cell office:value-type="float" office:value="19.07138888888889" table:content-validation-name="val7" table:style-name="ce20">
            <text:p>19.07</text:p>
          </table:table-cell>
          <table:table-cell office:value-type="float" office:value="3" table:content-validation-name="val2" table:style-name="ce21">
            <text:p>3.00</text:p>
          </table:table-cell>
          <table:table-cell office:value-type="float" office:value="3" table:content-validation-name="val7" table:style-name="ce20">
            <text:p>3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" table:formula="of:=SUM([.F4];[.H4];[.J4];[.L4];[.N4];[.P4])" table:content-validation-name="val3" table:style-name="ce10">
            <text:p>26</text:p>
          </table:table-cell>
          <table:table-cell office:value-type="float" office:value="24.96027777777778" table:formula="of:=SUM([.G4];[.I4];[.K4];[.M4];[.O4];[.Q4])" table:content-validation-name="val3" table:style-name="ce10">
            <text:p>25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3" table:style-name="ce14">
            <text:p>26</text:p>
          </table:table-cell>
          <table:table-cell office:value-type="float" office:value="24.96027777777778" table:formula="of:=[.S4]+[.AA4]" table:content-validation-name="val3" table:style-name="ce14">
            <text:p>25</text:p>
          </table:table-cell>
          <table:table-cell office:value-type="currency" office:value="138211.95000000001" table:content-validation-name="val4" table:style-name="ce15">
            <text:p>£138,211.95</text:p>
          </table:table-cell>
          <table:table-cell office:value-type="currency" office:value="520.61" table:content-validation-name="val4" table:style-name="ce15">
            <text:p>£520.61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712.28" table:content-validation-name="val4" table:style-name="ce15">
            <text:p>£39,712.28</text:p>
          </table:table-cell>
          <table:table-cell office:value-type="currency" office:value="16146.22" table:content-validation-name="val4" table:style-name="ce15">
            <text:p>£16,146.22</text:p>
          </table:table-cell>
          <table:table-cell office:value-type="currency" office:value="194591.06" table:formula="of:=SUM([.AE4:.AJ4])" table:style-name="ce16">
            <text:p>£194,591.06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4591.06" table:formula="of:=SUM([.AN4];[.AK4])" table:style-name="ce16">
            <text:p>£194,591.06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" table:style-name="ce2">
            <text:p>Year</text:p>
          </table:table-cell>
          <table:table-cell office:value-type="string" table:content-validation-name="val8" table:style-name="ce2">
            <text:p>Month</text:p>
          </table:table-cell>
          <table:table-cell office:value-type="string" table:content-validation-name="val8" table:style-name="ce3">
            <text:p>Organisation name</text:p>
          </table:table-cell>
          <table:table-cell office:value-type="string" table:content-validation-name="val8" table:style-name="ce3">
            <text:p>Organisation type</text:p>
          </table:table-cell>
          <table:table-cell office:value-type="string" table:content-validation-name="val8" table:style-name="ce4">
            <office:annotation draw:style-name="a1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" table:style-name="ce4">
            <text:p>Payroll staff;</text:p>
            <text:p>Total;</text:p>
            <text:p>Headcount</text:p>
          </table:table-cell>
          <table:table-cell office:value-type="string" table:content-validation-name="val8" table:style-name="ce4">
            <text:p>Payroll staff;</text:p>
            <text:p>Total;</text:p>
            <text:p>Full-time equivalent</text:p>
          </table:table-cell>
          <table:table-cell office:value-type="string" table:content-validation-name="val8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3" table:style-name="ce4">
            <text:p>Payroll staff costs;</text:p>
            <text:p>Salary</text:p>
          </table:table-cell>
          <table:table-cell office:value-type="string" table:content-validation-name="val13" table:style-name="ce4">
            <text:p>Payroll staff costs;</text:p>
            <text:p>Allowances</text:p>
          </table:table-cell>
          <table:table-cell office:value-type="string" table:content-validation-name="val13" table:style-name="ce4">
            <text:p>Payroll staff costs;</text:p>
            <text:p>Non-consolidated performance payments</text:p>
          </table:table-cell>
          <table:table-cell office:value-type="string" table:content-validation-name="val13" table:style-name="ce4">
            <text:p>Payroll staff costs;</text:p>
            <text:p>Overtime</text:p>
          </table:table-cell>
          <table:table-cell office:value-type="string" table:content-validation-name="val13" table:style-name="ce4">
            <text:p>Payroll staff costs;</text:p>
            <text:p>Employer pension contributions</text:p>
          </table:table-cell>
          <table:table-cell office:value-type="string" table:content-validation-name="val1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Attorney General's Office</text:p>
          </table:table-cell>
          <table:table-cell office:value-type="string" table:content-validation-name="val14" table:style-name="ce8">
            <text:p>Ministerial Department</text:p>
          </table:table-cell>
          <table:table-cell office:value-type="string" table:content-validation-name="val14" table:style-name="ce24">
            <text:p>Attorney General's Departments</text:p>
          </table:table-cell>
          <table:table-cell office:value-type="float" office:value="7" table:content-validation-name="val9" table:style-name="ce26">
            <text:p>7.00</text:p>
          </table:table-cell>
          <table:table-cell office:value-type="float" office:value="7" table:content-validation-name="val10" table:style-name="ce25">
            <text:p>7.00</text:p>
          </table:table-cell>
          <table:table-cell office:value-type="float" office:value="6" table:content-validation-name="val9" table:style-name="ce26">
            <text:p>6.00</text:p>
          </table:table-cell>
          <table:table-cell office:value-type="float" office:value="6" table:content-validation-name="val10" table:style-name="ce25">
            <text:p>6.00</text:p>
          </table:table-cell>
          <table:table-cell office:value-type="float" office:value="13" table:content-validation-name="val9" table:style-name="ce26">
            <text:p>13.00</text:p>
          </table:table-cell>
          <table:table-cell office:value-type="float" office:value="12.625" table:content-validation-name="val10" table:style-name="ce25">
            <text:p>12.63</text:p>
          </table:table-cell>
          <table:table-cell office:value-type="float" office:value="22" table:content-validation-name="val9" table:style-name="ce26">
            <text:p>22.00</text:p>
          </table:table-cell>
          <table:table-cell office:value-type="float" office:value="21.102439024390243" table:content-validation-name="val10" table:style-name="ce25">
            <text:p>21.10</text:p>
          </table:table-cell>
          <table:table-cell office:value-type="float" office:value="5" table:content-validation-name="val9" table:style-name="ce26">
            <text:p>5.00</text:p>
          </table:table-cell>
          <table:table-cell office:value-type="float" office:value="5" table:content-validation-name="val10" table:style-name="ce25">
            <text:p>5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53" table:formula="of:=SUM([.F2];[.H2];[.J2];[.L2];[.N2];[.P2])" table:content-validation-name="val8" table:style-name="ce10">
            <text:p>53</text:p>
          </table:table-cell>
          <table:table-cell office:value-type="float" office:value="51.727439024390243" table:formula="of:=SUM([.G2];[.I2];[.K2];[.M2];[.O2];[.Q2])" table:content-validation-name="val8" table:style-name="ce10">
            <text:p>52</text:p>
          </table:table-cell>
          <table:table-cell office:value-type="float" office:value="0" table:content-validation-name="val12" table:style-name="ce27">
            <text:p>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0" table:content-validation-name="val12" table:style-name="ce27">
            <text:p>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0" table:content-validation-name="val11" table:style-name="ce2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8" table:style-name="ce14">
            <text:p>53</text:p>
          </table:table-cell>
          <table:table-cell office:value-type="float" office:value="51.727439024390243" table:formula="of:=[.S2]+[.AA2]" table:content-validation-name="val8" table:style-name="ce14">
            <text:p>52</text:p>
          </table:table-cell>
          <table:table-cell office:value-type="currency" office:value="216682.52" table:content-validation-name="val13" table:style-name="ce15">
            <text:p>£216,682.52</text:p>
          </table:table-cell>
          <table:table-cell office:value-type="currency" office:value="8096.91" table:content-validation-name="val13" table:style-name="ce15">
            <text:p>£8,096.91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53263.08" table:content-validation-name="val13" table:style-name="ce15">
            <text:p>£53,263.08</text:p>
          </table:table-cell>
          <table:table-cell office:value-type="currency" office:value="24406.85" table:content-validation-name="val13" table:style-name="ce15">
            <text:p>£24,406.85</text:p>
          </table:table-cell>
          <table:table-cell office:value-type="currency" office:value="302449.36" table:formula="of:=SUM([.AE2:.AJ2])" table:style-name="ce16">
            <text:p>£302,449.36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02449.36" table:formula="of:=SUM([.AN2];[.AK2])" table:style-name="ce16">
            <text:p>£302,449.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Government Legal Department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24">
            <text:p>Attorney General's Departments</text:p>
          </table:table-cell>
          <table:table-cell office:value-type="float" office:value="42" table:content-validation-name="val9" table:style-name="ce26">
            <text:p>42.00</text:p>
          </table:table-cell>
          <table:table-cell office:value-type="float" office:value="39.80900900900901" table:content-validation-name="val10" table:style-name="ce25">
            <text:p>39.81</text:p>
          </table:table-cell>
          <table:table-cell office:value-type="float" office:value="349" table:content-validation-name="val9" table:style-name="ce26">
            <text:p>349.00</text:p>
          </table:table-cell>
          <table:table-cell office:value-type="float" office:value="334.29016516516509" table:content-validation-name="val10" table:style-name="ce25">
            <text:p>334.29</text:p>
          </table:table-cell>
          <table:table-cell office:value-type="float" office:value="296" table:content-validation-name="val9" table:style-name="ce26">
            <text:p>296.00</text:p>
          </table:table-cell>
          <table:table-cell office:value-type="float" office:value="289.4701201201201" table:content-validation-name="val10" table:style-name="ce25">
            <text:p>289.47</text:p>
          </table:table-cell>
          <table:table-cell office:value-type="float" office:value="1786" table:content-validation-name="val9" table:style-name="ce26">
            <text:p>1786.00</text:p>
          </table:table-cell>
          <table:table-cell office:value-type="float" office:value="1643.5606606606586" table:content-validation-name="val10" table:style-name="ce25">
            <text:p>1643.56</text:p>
          </table:table-cell>
          <table:table-cell office:value-type="float" office:value="216" table:content-validation-name="val9" table:style-name="ce26">
            <text:p>216.00</text:p>
          </table:table-cell>
          <table:table-cell office:value-type="float" office:value="203.92244744744744" table:content-validation-name="val10" table:style-name="ce25">
            <text:p>203.92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2689" table:formula="of:=SUM([.F3];[.H3];[.J3];[.L3];[.N3];[.P3])" table:content-validation-name="val8" table:style-name="ce10">
            <text:p>2,689</text:p>
          </table:table-cell>
          <table:table-cell office:value-type="float" office:value="2511.0524024024007" table:formula="of:=SUM([.G3];[.I3];[.K3];[.M3];[.O3];[.Q3])" table:content-validation-name="val8" table:style-name="ce10">
            <text:p>2,511</text:p>
          </table:table-cell>
          <table:table-cell office:value-type="float" office:value="132" table:content-validation-name="val12" table:style-name="ce27">
            <text:p>132</text:p>
          </table:table-cell>
          <table:table-cell office:value-type="float" office:value="130.38918918918921" table:content-validation-name="val10" table:style-name="ce25">
            <text:p>130.39</text:p>
          </table:table-cell>
          <table:table-cell office:value-type="float" office:value="247" table:content-validation-name="val12" table:style-name="ce27">
            <text:p>247</text:p>
          </table:table-cell>
          <table:table-cell office:value-type="float" office:value="243.54954954954957" table:content-validation-name="val10" table:style-name="ce25">
            <text:p>243.55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0" table:content-validation-name="val11" table:style-name="ce28">
            <text:p>0.00</text:p>
          </table:table-cell>
          <table:table-cell office:value-type="float" office:value="379" table:formula="of:=SUM([.T3];[.V3];[.X3])" table:style-name="ce12">
            <text:p>379</text:p>
          </table:table-cell>
          <table:table-cell office:value-type="float" office:value="373.93873873873878" table:formula="of:=SUM([.U3];[.W3];[.Y3])" table:style-name="ce12">
            <text:p>374</text:p>
          </table:table-cell>
          <table:table-cell office:value-type="float" office:value="1" table:style-name="ce13">
            <text:p>1</text:p>
          </table:table-cell>
          <table:table-cell office:value-type="float" office:value="3068" table:formula="of:=[.R3]+[.Z3]" table:content-validation-name="val8" table:style-name="ce14">
            <text:p>3,068</text:p>
          </table:table-cell>
          <table:table-cell office:value-type="float" office:value="2884.9911411411395" table:formula="of:=[.S3]+[.AA3]" table:content-validation-name="val8" table:style-name="ce14">
            <text:p>2,885</text:p>
          </table:table-cell>
          <table:table-cell office:value-type="currency" office:value="11440822.65" table:content-validation-name="val13" table:style-name="ce15">
            <text:p>£11,440,822.65</text:p>
          </table:table-cell>
          <table:table-cell office:value-type="currency" office:value="60436.04" table:content-validation-name="val13" table:style-name="ce15">
            <text:p>£60,436.04</text:p>
          </table:table-cell>
          <table:table-cell office:value-type="currency" office:value="10500" table:content-validation-name="val13" table:style-name="ce15">
            <text:p>£10,500.00</text:p>
          </table:table-cell>
          <table:table-cell office:value-type="currency" office:value="194731.45" table:content-validation-name="val13" table:style-name="ce15">
            <text:p>£194,731.45</text:p>
          </table:table-cell>
          <table:table-cell office:value-type="currency" office:value="3201902.31" table:content-validation-name="val13" table:style-name="ce15">
            <text:p>£3,201,902.31</text:p>
          </table:table-cell>
          <table:table-cell office:value-type="currency" office:value="1329935.24" table:content-validation-name="val13" table:style-name="ce15">
            <text:p>£1,329,935.24</text:p>
          </table:table-cell>
          <table:table-cell office:value-type="currency" office:value="16238327.689999999" table:formula="of:=SUM([.AE3:.AJ3])" table:style-name="ce16">
            <text:p>£16,238,327.69</text:p>
          </table:table-cell>
          <table:table-cell office:value-type="currency" office:value="1925384.33" table:content-validation-name="val13" table:style-name="ce17">
            <text:p>£1,925,384.33</text:p>
          </table:table-cell>
          <table:table-cell office:value-type="currency" office:value="36803.339999999997" table:content-validation-name="val13" table:style-name="ce17">
            <text:p>£36,803.34</text:p>
          </table:table-cell>
          <table:table-cell office:value-type="currency" office:value="1962187.6700000002" table:formula="of:=SUM([.AL3:.AM3])" table:style-name="ce18">
            <text:p>£1,962,187.67</text:p>
          </table:table-cell>
          <table:table-cell office:value-type="currency" office:value="18200515.359999999" table:formula="of:=SUM([.AN3];[.AK3])" table:style-name="ce16">
            <text:p>£18,200,515.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Crown Prosecution Service Inspectorate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24">
            <text:p>Attorney General's Departments</text:p>
          </table:table-cell>
          <table:table-cell office:value-type="float" office:value="1" table:content-validation-name="val9" table:style-name="ce26">
            <text:p>1.00</text:p>
          </table:table-cell>
          <table:table-cell office:value-type="float" office:value="1" table:content-validation-name="val10" table:style-name="ce25">
            <text:p>1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1" table:content-validation-name="val9" table:style-name="ce26">
            <text:p>1.00</text:p>
          </table:table-cell>
          <table:table-cell office:value-type="float" office:value="0.88888888888888895" table:content-validation-name="val10" table:style-name="ce25">
            <text:p>0.89</text:p>
          </table:table-cell>
          <table:table-cell office:value-type="float" office:value="20" table:content-validation-name="val9" table:style-name="ce26">
            <text:p>20.00</text:p>
          </table:table-cell>
          <table:table-cell office:value-type="float" office:value="19.07138888888889" table:content-validation-name="val10" table:style-name="ce25">
            <text:p>19.07</text:p>
          </table:table-cell>
          <table:table-cell office:value-type="float" office:value="3" table:content-validation-name="val9" table:style-name="ce26">
            <text:p>3.00</text:p>
          </table:table-cell>
          <table:table-cell office:value-type="float" office:value="3" table:content-validation-name="val10" table:style-name="ce25">
            <text:p>3.00</text:p>
          </table:table-cell>
          <table:table-cell office:value-type="float" office:value="0" table:content-validation-name="val9" table:style-name="ce26">
            <text:p>0.0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25" table:formula="of:=SUM([.F4];[.H4];[.J4];[.L4];[.N4];[.P4])" table:content-validation-name="val8" table:style-name="ce10">
            <text:p>25</text:p>
          </table:table-cell>
          <table:table-cell office:value-type="float" office:value="23.96027777777778" table:formula="of:=SUM([.G4];[.I4];[.K4];[.M4];[.O4];[.Q4])" table:content-validation-name="val8" table:style-name="ce10">
            <text:p>24</text:p>
          </table:table-cell>
          <table:table-cell office:value-type="float" office:value="0" table:content-validation-name="val12" table:style-name="ce27">
            <text:p>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0" table:content-validation-name="val12" table:style-name="ce27">
            <text:p>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0" table:content-validation-name="val10" table:style-name="ce25">
            <text:p>0.00</text:p>
          </table:table-cell>
          <table:table-cell office:value-type="float" office:value="0" table:content-validation-name="val11" table:style-name="ce2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" table:formula="of:=[.R4]+[.Z4]" table:content-validation-name="val8" table:style-name="ce14">
            <text:p>25</text:p>
          </table:table-cell>
          <table:table-cell office:value-type="float" office:value="23.96027777777778" table:formula="of:=[.S4]+[.AA4]" table:content-validation-name="val8" table:style-name="ce14">
            <text:p>24</text:p>
          </table:table-cell>
          <table:table-cell office:value-type="currency" office:value="137131.04" table:content-validation-name="val13" table:style-name="ce15">
            <text:p>£137,131.04</text:p>
          </table:table-cell>
          <table:table-cell office:value-type="currency" office:value="520.61" table:content-validation-name="val13" table:style-name="ce15">
            <text:p>£520.61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39305.480000000003" table:content-validation-name="val13" table:style-name="ce15">
            <text:p>£39,305.48</text:p>
          </table:table-cell>
          <table:table-cell office:value-type="currency" office:value="15997.06" table:content-validation-name="val13" table:style-name="ce15">
            <text:p>£15,997.06</text:p>
          </table:table-cell>
          <table:table-cell office:value-type="currency" office:value="192954.19" table:formula="of:=SUM([.AE4:.AJ4])" table:style-name="ce16">
            <text:p>£192,954.19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2954.19" table:formula="of:=SUM([.AN4];[.AK4])" table:style-name="ce16">
            <text:p>£192,954.19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formula="of:=SUM([.F2];[.H2];[.J2];[.L2];[.N2];[.P2])" table:content-validation-name="val20" table:style-name="ce10">
            <text:p>0</text:p>
          </table:table-cell>
          <table:table-cell office:value-type="float" office:value="0" table:formula="of:=SUM([.G2];[.I2];[.K2];[.M2];[.O2];[.Q2])" table:content-validation-name="val20" table:style-name="ce10">
            <text:p>0</text:p>
          </table:table-cell>
          <table:table-cell table:content-validation-name="val16" table:style-name="ce32"/>
          <table:table-cell table:content-validation-name="val18" table:style-name="ce30"/>
          <table:table-cell table:content-validation-name="val16" table:style-name="ce32"/>
          <table:table-cell table:content-validation-name="val18" table:style-name="ce30"/>
          <table:table-cell table:content-validation-name="val18" table:style-name="ce30"/>
          <table:table-cell table:content-validation-name="val17" table:style-name="ce3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20" table:style-name="ce14">
            <text:p>0</text:p>
          </table:table-cell>
          <table:table-cell office:value-type="float" office:value="0" table:formula="of:=[.S2]+[.AA2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formula="of:=SUM([.F3];[.H3];[.J3];[.L3];[.N3];[.P3])" table:content-validation-name="val20" table:style-name="ce10">
            <text:p>0</text:p>
          </table:table-cell>
          <table:table-cell office:value-type="float" office:value="0" table:formula="of:=SUM([.G3];[.I3];[.K3];[.M3];[.O3];[.Q3])" table:content-validation-name="val20" table:style-name="ce10">
            <text:p>0</text:p>
          </table:table-cell>
          <table:table-cell table:content-validation-name="val16" table:style-name="ce32"/>
          <table:table-cell table:content-validation-name="val18" table:style-name="ce30"/>
          <table:table-cell table:content-validation-name="val16" table:style-name="ce32"/>
          <table:table-cell table:content-validation-name="val18" table:style-name="ce30"/>
          <table:table-cell table:content-validation-name="val18" table:style-name="ce30"/>
          <table:table-cell table:content-validation-name="val17" table:style-name="ce3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20" table:style-name="ce14">
            <text:p>0</text:p>
          </table:table-cell>
          <table:table-cell office:value-type="float" office:value="0" table:formula="of:=[.S3]+[.AA3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formula="of:=SUM([.F4];[.H4];[.J4];[.L4];[.N4];[.P4])" table:content-validation-name="val20" table:style-name="ce10">
            <text:p>0</text:p>
          </table:table-cell>
          <table:table-cell office:value-type="float" office:value="0" table:formula="of:=SUM([.G4];[.I4];[.K4];[.M4];[.O4];[.Q4])" table:content-validation-name="val20" table:style-name="ce10">
            <text:p>0</text:p>
          </table:table-cell>
          <table:table-cell table:content-validation-name="val16" table:style-name="ce32"/>
          <table:table-cell table:content-validation-name="val18" table:style-name="ce30"/>
          <table:table-cell table:content-validation-name="val16" table:style-name="ce32"/>
          <table:table-cell table:content-validation-name="val18" table:style-name="ce30"/>
          <table:table-cell table:content-validation-name="val18" table:style-name="ce30"/>
          <table:table-cell table:content-validation-name="val17" table:style-name="ce3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20" table:style-name="ce14">
            <text:p>0</text:p>
          </table:table-cell>
          <table:table-cell office:value-type="float" office:value="0" table:formula="of:=[.S4]+[.AA4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formula="of:=SUM([.F2];[.H2];[.J2];[.L2];[.N2];[.P2])" table:content-validation-name="val23" table:style-name="ce10">
            <text:p>0</text:p>
          </table:table-cell>
          <table:table-cell office:value-type="float" office:value="0" table:formula="of:=SUM([.G2];[.I2];[.K2];[.M2];[.O2];[.Q2])" table:content-validation-name="val23" table:style-name="ce10">
            <text:p>0</text:p>
          </table:table-cell>
          <table:table-cell table:content-validation-name="val27" table:style-name="ce37"/>
          <table:table-cell table:content-validation-name="val25" table:style-name="ce35"/>
          <table:table-cell table:content-validation-name="val27" table:style-name="ce37"/>
          <table:table-cell table:content-validation-name="val25" table:style-name="ce35"/>
          <table:table-cell table:content-validation-name="val25" table:style-name="ce35"/>
          <table:table-cell table:content-validation-name="val26" table:style-name="ce3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23" table:style-name="ce14">
            <text:p>0</text:p>
          </table:table-cell>
          <table:table-cell office:value-type="float" office:value="0" table:formula="of:=[.S2]+[.AA2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formula="of:=SUM([.F3];[.H3];[.J3];[.L3];[.N3];[.P3])" table:content-validation-name="val23" table:style-name="ce10">
            <text:p>0</text:p>
          </table:table-cell>
          <table:table-cell office:value-type="float" office:value="0" table:formula="of:=SUM([.G3];[.I3];[.K3];[.M3];[.O3];[.Q3])" table:content-validation-name="val23" table:style-name="ce10">
            <text:p>0</text:p>
          </table:table-cell>
          <table:table-cell table:content-validation-name="val27" table:style-name="ce37"/>
          <table:table-cell table:content-validation-name="val25" table:style-name="ce35"/>
          <table:table-cell table:content-validation-name="val27" table:style-name="ce37"/>
          <table:table-cell table:content-validation-name="val25" table:style-name="ce35"/>
          <table:table-cell table:content-validation-name="val25" table:style-name="ce35"/>
          <table:table-cell table:content-validation-name="val26" table:style-name="ce3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23" table:style-name="ce14">
            <text:p>0</text:p>
          </table:table-cell>
          <table:table-cell office:value-type="float" office:value="0" table:formula="of:=[.S3]+[.AA3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formula="of:=SUM([.F4];[.H4];[.J4];[.L4];[.N4];[.P4])" table:content-validation-name="val23" table:style-name="ce10">
            <text:p>0</text:p>
          </table:table-cell>
          <table:table-cell office:value-type="float" office:value="0" table:formula="of:=SUM([.G4];[.I4];[.K4];[.M4];[.O4];[.Q4])" table:content-validation-name="val23" table:style-name="ce10">
            <text:p>0</text:p>
          </table:table-cell>
          <table:table-cell table:content-validation-name="val27" table:style-name="ce37"/>
          <table:table-cell table:content-validation-name="val25" table:style-name="ce35"/>
          <table:table-cell table:content-validation-name="val27" table:style-name="ce37"/>
          <table:table-cell table:content-validation-name="val25" table:style-name="ce35"/>
          <table:table-cell table:content-validation-name="val25" table:style-name="ce35"/>
          <table:table-cell table:content-validation-name="val26" table:style-name="ce3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23" table:style-name="ce14">
            <text:p>0</text:p>
          </table:table-cell>
          <table:table-cell office:value-type="float" office:value="0" table:formula="of:=[.S4]+[.AA4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2];[.H2];[.J2];[.L2];[.N2];[.P2])" table:content-validation-name="val30" table:style-name="ce10">
            <text:p>0</text:p>
          </table:table-cell>
          <table:table-cell office:value-type="float" office:value="0" table:formula="of:=SUM([.G2];[.I2];[.K2];[.M2];[.O2];[.Q2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30" table:style-name="ce14">
            <text:p>0</text:p>
          </table:table-cell>
          <table:table-cell office:value-type="float" office:value="0" table:formula="of:=[.S2]+[.AA2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3];[.H3];[.J3];[.L3];[.N3];[.P3])" table:content-validation-name="val30" table:style-name="ce10">
            <text:p>0</text:p>
          </table:table-cell>
          <table:table-cell office:value-type="float" office:value="0" table:formula="of:=SUM([.G3];[.I3];[.K3];[.M3];[.O3];[.Q3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30" table:style-name="ce14">
            <text:p>0</text:p>
          </table:table-cell>
          <table:table-cell office:value-type="float" office:value="0" table:formula="of:=[.S3]+[.AA3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4];[.H4];[.J4];[.L4];[.N4];[.P4])" table:content-validation-name="val30" table:style-name="ce10">
            <text:p>0</text:p>
          </table:table-cell>
          <table:table-cell office:value-type="float" office:value="0" table:formula="of:=SUM([.G4];[.I4];[.K4];[.M4];[.O4];[.Q4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30" table:style-name="ce14">
            <text:p>0</text:p>
          </table:table-cell>
          <table:table-cell office:value-type="float" office:value="0" table:formula="of:=[.S4]+[.AA4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3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2.66666666666667in" svg:y="0in" svg:width="3.3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3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2.7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3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2.66666666666667in" svg:y="0in" svg:width="3.3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2.68333333333333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3-06-26T12:59:24Z</dc:date>
  </office:meta>
</office:document-meta>
</file>